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22-10-13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952" calcext:value-type="float">
            <text:p>228.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20-10-30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136" calcext:value-type="float">
            <text:p>223.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9-10-22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912" calcext:value-type="float">
            <text:p>234.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8-10-23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7-10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3328" calcext:value-type="float">
            <text:p>224.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6-10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2" calcext:value-type="float">
            <text:p>210.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856" calcext:value-type="float">
            <text:p>189.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696" calcext:value-type="float">
            <text:p>175.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984" calcext:value-type="float">
            <text:p>177.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1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1536" calcext:value-type="float">
            <text:p>162.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912" calcext:value-type="float">
            <text:p>158.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44" calcext:value-type="float">
            <text:p>161.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76" calcext:value-type="float">
            <text:p>163.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2" calcext:value-type="float">
            <text:p>172.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08" calcext:value-type="float">
            <text:p>151.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68" calcext:value-type="float">
            <text:p>149.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712" calcext:value-type="float">
            <text:p>150.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5201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